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ce5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fo:background-color="#ff3366"/>
    </style:style>
    <style:style style:name="ce52" style:family="table-cell" style:parent-style-name="Default">
      <style:table-cell-properties fo:background-color="#ff3333"/>
    </style:style>
    <style:style style:name="ce53" style:family="table-cell" style:parent-style-name="Default" style:data-style-name="N0"/>
    <style:style style:name="ce54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>
      <style:table-cell-properties fo:background-color="#99ffff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-1600" calcext:value-type="float">
            <text:p>-1600</text:p>
          </table:table-cell>
          <table:table-cell table:style-name="ce1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1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2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34" office:value-type="string" calcext:value-type="string">
            <text:p>Ստեփան</text:p>
          </table:table-cell>
          <table:table-cell table:style-name="ce47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34" office:value-type="string" calcext:value-type="string">
            <text:p>Մարինե</text:p>
          </table:table-cell>
          <table:table-cell table:style-name="ce48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16"/>
          <table:table-cell table:number-columns-repeated="2"/>
          <table:table-cell table:style-name="ce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2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 calcext:value-type="float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17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17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style-name="ce17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7" office:value-type="float" office:value="9000" calcext:value-type="float">
            <text:p>9000</text:p>
          </table:table-cell>
          <table:table-cell/>
          <table:table-cell table:style-name="ce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7" office:value-type="float" office:value="6300" calcext:value-type="float">
            <text:p>6300</text:p>
          </table:table-cell>
          <table:table-cell/>
          <table:table-cell table:style-name="ce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7" office:value-type="float" office:value="7300" calcext:value-type="float">
            <text:p>7300</text:p>
          </table:table-cell>
          <table:table-cell/>
          <table:table-cell table:style-name="ce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17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17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 calcext:value-type="float">
            <text:p>48200</text:p>
          </table:table-cell>
          <table:table-cell table:style-name="ce16"/>
          <table:table-cell table:number-columns-repeated="2"/>
          <table:table-cell table:style-name="ce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50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"/>
          <table:table-cell office:value-type="string" calcext:value-type="string">
            <text:p>- Taron</text:p>
          </table:table-cell>
          <table:table-cell table:style-name="ce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" office:value-type="string" calcext:value-type="string">
            <text:p>- Անժելա</text:p>
          </table:table-cell>
          <table:table-cell table:style-name="ce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9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 calcext:value-type="float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 calcext:value-type="float">
            <text:p>48300</text:p>
          </table:table-cell>
          <table:table-cell table:style-name="ce9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 calcext:value-type="float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2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 calcext:value-type="float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Նանե</text:p>
          </table:table-cell>
          <table:table-cell table:style-name="ce51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52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51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8" table:formula="of:=SUM([.B30:.F30])" office:value-type="float" office:value="1126.42339544513" calcext:value-type="float">
            <text:p>1126.4233954451</text:p>
          </table:table-cell>
          <table:table-cell table:style-name="ce9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" table:formula="of:=SUM([.H4:.H28])" office:value-type="float" office:value="25500" calcext:value-type="float">
            <text:p>25500</text:p>
          </table:table-cell>
          <table:table-cell table:style-name="ce16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8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800" calcext:value-type="float">
            <text:p>800</text:p>
          </table:table-cell>
          <table:table-cell table:number-columns-repeated="2"/>
          <table:table-cell table:style-name="ce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54" office:value-type="string" calcext:value-type="string">
            <text:p>Սարգիս</text:p>
          </table:table-cell>
          <table:table-cell table:style-name="ce51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2" office:value-type="string" calcext:value-type="string">
            <text:p>Meruj</text:p>
          </table:table-cell>
          <table:table-cell table:style-name="ce51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8"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-7850" calcext:value-type="float">
            <text:p>-785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" table:formula="of:=SUM([.H4:.H30])" office:value-type="float" office:value="42200" calcext:value-type="float">
            <text:p>4220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54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/>
          <table:table-cell table:number-columns-repeated="5"/>
          <table:table-cell table:style-name="ce2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4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27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34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34"/>
          <table:table-cell table:number-columns-repeated="8"/>
        </table:table-row>
        <table:table-row table:style-name="ro12">
          <table:table-cell table:number-columns-repeated="7"/>
          <table:table-cell table:style-name="ce8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2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51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8"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700" calcext:value-type="float">
            <text:p>17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29:.F29])" office:value-type="float" office:value="39200" calcext:value-type="float">
            <text:p>39200</text:p>
          </table:table-cell>
          <table:table-cell table:style-name="ce2" table:formula="of:=SUM([.H4:.H28])" office:value-type="float" office:value="42400" calcext:value-type="float">
            <text:p>42400</text:p>
          </table:table-cell>
          <table:table-cell table:style-name="ce16" office:value-type="float" office:value="900" calcext:value-type="float">
            <text:p>900</text:p>
          </table:table-cell>
          <table:table-cell/>
          <table:table-cell table:style-name="ce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4rd</text:span></text:p>
          </table:table-cell>
          <table:table-cell table:number-columns-repeated="6"/>
          <table:table-cell table:style-name="ce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8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2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8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8])" office:value-type="float" office:value="39200" calcext:value-type="float">
            <text:p>39200</text:p>
          </table:table-cell>
          <table:table-cell table:style-name="ce16" office:value-type="float" office:value="4600" calcext:value-type="float">
            <text:p>4600</text:p>
          </table:table-cell>
          <table:table-cell table:style-name="ce2" table:formula="of:=SUM([.J3:.J28])" office:value-type="float" office:value="216900" calcext:value-type="float">
            <text:p>216900</text:p>
          </table:table-cell>
          <table:table-cell/>
          <table:table-cell table:style-name="ce2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24" office:value-type="string" calcext:value-type="string">
            <text:p>24/10/2016</text:p>
          </table:table-cell>
          <table:table-cell table:number-columns-repeated="5"/>
          <table:table-cell table:style-name="ce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2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7])" office:value-type="float" office:value="39900" calcext:value-type="float">
            <text:p>39900</text:p>
          </table:table-cell>
          <table:table-cell table:style-name="ce16"/>
          <table:table-cell table:style-name="ce2" table:formula="of:=SUM([.J3:.J28])" office:value-type="float" office:value="240000" calcext:value-type="float">
            <text:p>240000</text:p>
          </table:table-cell>
          <table:table-cell/>
          <table:table-cell table:style-name="ce2" table:formula="of:=SUM([.L22:.L28])" office:value-type="float" office:value="245000" calcext:value-type="float">
            <text:p>245000</text:p>
          </table:table-cell>
          <table:table-cell/>
          <table:table-cell table:style-name="ce2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1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33:.H57])" office:value-type="float" office:value="41300" calcext:value-type="float">
            <text:p>413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62:.H85])" office:value-type="float" office:value="59200" calcext:value-type="float">
            <text:p>592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91:.H114])" office:value-type="float" office:value="40100" calcext:value-type="float">
            <text:p>40100</text:p>
          </table:table-cell>
          <table:table-cell table:style-name="ce16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table:number-columns-repeated="7"/>
        </table:table-row>
        <table:table-row table:style-name="ro3">
          <table:table-cell table:style-name="ce24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7227.96009292005" calcext:value-type="float">
            <text:p>7227.9600929201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9727.96009292005" calcext:value-type="float">
            <text:p>9727.9600929201</text:p>
          </table:table-cell>
          <table:table-cell table:formula="of:=[.N4]-[.P4]" office:value-type="float" office:value="-2077.96009292005" calcext:value-type="float">
            <text:p>-2077.9600929201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7575.34287211868" calcext:value-type="float">
            <text:p>7575.3428721187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0075.3428721187" calcext:value-type="float">
            <text:p>10075.3428721187</text:p>
          </table:table-cell>
          <table:table-cell table:formula="of:=[.N5]-[.P5]" office:value-type="float" office:value="-1025.34287211868" calcext:value-type="float">
            <text:p>-1025.342872118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55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2687.6669134473" calcext:value-type="float">
            <text:p>2687.6669134473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5187.6669134473" calcext:value-type="float">
            <text:p>5187.6669134473</text:p>
          </table:table-cell>
          <table:table-cell table:formula="of:=[.N7]-[.P7]" office:value-type="float" office:value="3662.3330865527" calcext:value-type="float">
            <text:p>3662.3330865527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4856.4012492869" calcext:value-type="float">
            <text:p>4856.4012492869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7356.4012492869" calcext:value-type="float">
            <text:p>7356.4012492869</text:p>
          </table:table-cell>
          <table:table-cell table:formula="of:=[.N8]-[.P8]" office:value-type="float" office:value="2643.5987507131" calcext:value-type="float">
            <text:p>2643.5987507131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7603.08614334022" calcext:value-type="float">
            <text:p>7603.0861433402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0103.0861433402" calcext:value-type="float">
            <text:p>10103.0861433402</text:p>
          </table:table-cell>
          <table:table-cell table:formula="of:=[.N9]-[.P9]" office:value-type="float" office:value="-1403.08614334022" calcext:value-type="float">
            <text:p>-1403.086143340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7220.52975236277" calcext:value-type="float">
            <text:p>7220.5297523628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9720.52975236277" calcext:value-type="float">
            <text:p>9720.5297523628</text:p>
          </table:table-cell>
          <table:table-cell table:formula="of:=[.N10]-[.P10]" office:value-type="float" office:value="1029.47024763723" calcext:value-type="float">
            <text:p>1029.470247637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7984.0385242926" calcext:value-type="float">
            <text:p>7984.0385242926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0484.0385242926" calcext:value-type="float">
            <text:p>10484.0385242926</text:p>
          </table:table-cell>
          <table:table-cell table:formula="of:=[.N11]-[.P11]" office:value-type="float" office:value="-1834.0385242926" calcext:value-type="float">
            <text:p>-1834.0385242926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5769.20826683076" calcext:value-type="float">
            <text:p>5769.2082668308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8269.20826683076" calcext:value-type="float">
            <text:p>8269.2082668308</text:p>
          </table:table-cell>
          <table:table-cell table:formula="of:=[.N12]-[.P12]" office:value-type="float" office:value="-1519.20826683076" calcext:value-type="float">
            <text:p>-1519.2082668308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2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7984.0385242926" calcext:value-type="float">
            <text:p>7984.0385242926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0484.0385242926" calcext:value-type="float">
            <text:p>10484.0385242926</text:p>
          </table:table-cell>
          <table:table-cell table:formula="of:=[.N13]-[.P13]" office:value-type="float" office:value="-1534.0385242926" calcext:value-type="float">
            <text:p>-1534.0385242926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27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7657.37185762593" calcext:value-type="float">
            <text:p>7657.3718576259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0157.3718576259" calcext:value-type="float">
            <text:p>10157.3718576259</text:p>
          </table:table-cell>
          <table:table-cell table:formula="of:=[.N15]-[.P15]" office:value-type="float" office:value="3092.62814237407" calcext:value-type="float">
            <text:p>3092.6281423741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7984.0385242926" calcext:value-type="float">
            <text:p>7984.0385242926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0484.0385242926" calcext:value-type="float">
            <text:p>10484.0385242926</text:p>
          </table:table-cell>
          <table:table-cell table:formula="of:=[.N16]-[.P16]" office:value-type="float" office:value="-1484.0385242926" calcext:value-type="float">
            <text:p>-1484.0385242926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7984.0385242926" calcext:value-type="float">
            <text:p>7984.0385242926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0484.0385242926" calcext:value-type="float">
            <text:p>10484.0385242926</text:p>
          </table:table-cell>
          <table:table-cell table:formula="of:=[.N17]-[.P17]" office:value-type="float" office:value="-7484.0385242926" calcext:value-type="float">
            <text:p>-7484.0385242926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5977.83042091395" calcext:value-type="float">
            <text:p>5977.830420914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8477.83042091395" calcext:value-type="float">
            <text:p>8477.830420914</text:p>
          </table:table-cell>
          <table:table-cell table:formula="of:=[.N18]-[.P18]" office:value-type="float" office:value="-2577.83042091395" calcext:value-type="float">
            <text:p>-2577.830420914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6822.69693502531" calcext:value-type="float">
            <text:p>6822.6969350253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9322.69693502531" calcext:value-type="float">
            <text:p>9322.6969350253</text:p>
          </table:table-cell>
          <table:table-cell table:formula="of:=[.N19]-[.P19]" office:value-type="float" office:value="-2172.69693502531" calcext:value-type="float">
            <text:p>-2172.6969350253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4779.80293532017" calcext:value-type="float">
            <text:p>4779.8029353202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7279.80293532017" calcext:value-type="float">
            <text:p>7279.8029353202</text:p>
          </table:table-cell>
          <table:table-cell table:formula="of:=[.N20]-[.P20]" office:value-type="float" office:value="3220.19706467983" calcext:value-type="float">
            <text:p>3220.1970646798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7984.0385242926" calcext:value-type="float">
            <text:p>7984.0385242926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0484.0385242926" calcext:value-type="float">
            <text:p>10484.0385242926</text:p>
          </table:table-cell>
          <table:table-cell table:formula="of:=[.N21]-[.P21]" office:value-type="float" office:value="-2734.0385242926" calcext:value-type="float">
            <text:p>-2734.0385242926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5630.41187454803" calcext:value-type="float">
            <text:p>5630.41187454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8130.41187454803" calcext:value-type="float">
            <text:p>8130.411874548</text:p>
          </table:table-cell>
          <table:table-cell table:formula="of:=[.N22]-[.P22]" office:value-type="float" office:value="2119.58812545197" calcext:value-type="float">
            <text:p>2119.58812545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7984.0385242926" calcext:value-type="float">
            <text:p>7984.0385242926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0484.0385242926" calcext:value-type="float">
            <text:p>10484.0385242926</text:p>
          </table:table-cell>
          <table:table-cell table:formula="of:=[.N23]-[.P23]" office:value-type="float" office:value="-9234.0385242926" calcext:value-type="float">
            <text:p>-9234.0385242926</text:p>
          </table:table-cell>
        </table:table-row>
        <table:table-row table:style-name="ro3">
          <table:table-cell table:number-columns-repeated="7"/>
          <table:table-cell table:style-name="ce8"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7984.0385242926" calcext:value-type="float">
            <text:p>7984.0385242926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0484.0385242926" calcext:value-type="float">
            <text:p>10484.0385242926</text:p>
          </table:table-cell>
          <table:table-cell table:formula="of:=[.N24]-[.P24]" office:value-type="float" office:value="965.961475707403" calcext:value-type="float">
            <text:p>965.961475707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30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1933.73869456249" calcext:value-type="float">
            <text:p>1933.7386945625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1933.73869456249" calcext:value-type="float">
            <text:p>1933.7386945625</text:p>
          </table:table-cell>
          <table:table-cell table:formula="of:=[.N26]-[.P26]" office:value-type="float" office:value="466.261305437507" calcext:value-type="float">
            <text:p>466.2613054375</text:p>
          </table:table-cell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30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7984.0385242926" calcext:value-type="float">
            <text:p>7984.0385242926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0484.0385242926" calcext:value-type="float">
            <text:p>10484.0385242926</text:p>
          </table:table-cell>
          <table:table-cell table:formula="of:=[.N28]-[.P28]" office:value-type="float" office:value="-2484.0385242926" calcext:value-type="float">
            <text:p>-2484.038524292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formula="of:=SUM([.H29];[.H59];[.H89];[.H119];[.H150])" office:value-type="float" office:value="4089.57663427343" calcext:value-type="float">
            <text:p>4089.5766342734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6589.57663427343" calcext:value-type="float">
            <text:p>6589.5766342734</text:p>
          </table:table-cell>
          <table:table-cell table:formula="of:=[.N29]-[.P29]" office:value-type="float" office:value="-1589.57663427343" calcext:value-type="float">
            <text:p>-1589.5766342734</text:p>
          </table:table-cell>
        </table:table-row>
        <table:table-row table:style-name="ro3">
          <table:table-cell table:number-columns-repeated="7"/>
          <table:table-cell table:style-name="ce2" table:formula="of:=SUM([.H4:.H29])" office:value-type="float" office:value="39200" calcext:value-type="float">
            <text:p>39200</text:p>
          </table:table-cell>
          <table:table-cell table:style-name="ce16"/>
          <table:table-cell table:style-name="ce2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34:.H59])" office:value-type="float" office:value="35100" calcext:value-type="float">
            <text:p>35100</text:p>
          </table:table-cell>
          <table:table-cell table:style-name="ce16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2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table:number-columns-repeated="4"/>
          <table:table-cell table:style-name="ce2" table:formula="of:=SUM([.B124:.F124])" office:value-type="float" office:value="4900" calcext:value-type="float">
            <text:p>49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47:.F147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326.666666666667" calcext:value-type="float">
            <text:p>326.666666666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326.666666666667" calcext:value-type="float">
            <text:p>326.6666666667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326.666666666667" calcext:value-type="float">
            <text:p>326.6666666667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326.666666666667" calcext:value-type="float">
            <text:p>326.6666666667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5"/>
          <table:table-cell table:formula="of:=SUM([.C147:.E147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5"/>
          <table:table-cell table:formula="of:=SUM([.B147:.F147])" office:value-type="float" office:value="326.666666666667" calcext:value-type="float">
            <text:p>326.6666666667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C147:.E147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147:.F147])" office:value-type="float" office:value="326.666666666667" calcext:value-type="float">
            <text:p>326.6666666667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/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326.666666666667" calcext:value-type="float">
            <text:p>326.6666666667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3"/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326.666666666667" calcext:value-type="float">
            <text:p>326.666666666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326.666666666667" calcext:value-type="float">
            <text:p>326.6666666667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326.666666666667" calcext:value-type="float">
            <text:p>326.6666666667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326.666666666667" calcext:value-type="float">
            <text:p>326.6666666667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47:.F147])" office:value-type="float" office:value="326.666666666667" calcext:value-type="float">
            <text:p>326.6666666667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0" office:value-type="float" office:value="0" calcext:value-type="float">
            <text:p>0</text:p>
          </table:table-cell>
          <table:table-cell table:formula="of:=[.D124]/18" office:value-type="float" office:value="0" calcext:value-type="float">
            <text:p>0</text:p>
          </table:table-cell>
          <table:table-cell table:formula="of:=[.E124]/20" office:value-type="float" office:value="0" calcext:value-type="float">
            <text:p>0</text:p>
          </table:table-cell>
          <table:table-cell table:formula="of:=[.F124]/17" office:value-type="float" office:value="0" calcext:value-type="float">
            <text:p>0</text:p>
          </table:table-cell>
          <table:table-cell/>
          <table:table-cell table:formula="of:=SUM([.B147];[.F147])" office:value-type="float" office:value="326.666666666667" calcext:value-type="float">
            <text:p>326.6666666667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 office:value-type="float" office:value="400" calcext:value-type="float">
            <text:p>400</text:p>
          </table:table-cell>
          <table:table-cell table:style-name="ce2" table:formula="of:=SUM([.B148:.F148])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326.666666666667" calcext:value-type="float">
            <text:p>326.6666666667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326.666666666667" calcext:value-type="float">
            <text:p>326.6666666667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125:.H150])" office:value-type="float" office:value="4900" calcext:value-type="float">
            <text:p>4900</text:p>
          </table:table-cell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6">00/00/0000</text:date>, <text:time style:data-style-name="N2" text:time-value="10:42:24.2353682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2-26T11:06:38.364717658</dc:date>
    <meta:editing-duration>P11DT21H58M33S</meta:editing-duration>
    <meta:editing-cycles>3537</meta:editing-cycles>
    <meta:generator>LibreOffice/4.2.6.3$Linux_X86_64 LibreOffice_project/420m0$Build-3</meta:generator>
    <meta:document-statistic meta:table-count="21" meta:cell-count="10197" meta:object-count="0"/>
  </office:meta>
</office:document-meta>
</file>